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GE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IRANDA MIRANDA, OSWALDO MIGU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IRANDA MIRANDA, OSWALDO MIGU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CODORNIZ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06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1:47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